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run-through" style:run-through="background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draw:frame draw:z-index="251658240" draw:style-name="a0" draw:name="Image 1" text:anchor-type="paragraph" svg:x="0in" svg:y="-0.00069in" svg:width="4.04202in" svg:height="5.73383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hieu Monnié</meta:initial-creator>
    <dc:creator>Mathieu Monnié</dc:creator>
    <meta:creation-date>2025-03-23T17:59:00Z</meta:creation-date>
    <dc:date>2025-03-23T18:01:00Z</dc:date>
    <meta:template xlink:href="Normal" xlink:type="simple"/>
    <meta:editing-cycles>1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